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67D00003431AB05B9E3.wmf"/>
  <manifest:file-entry manifest:media-type="" manifest:full-path="Pictures/200000080000323B00003466E53A10C5.wmf"/>
  <manifest:file-entry manifest:media-type="" manifest:full-path="Pictures/20000008000059170000335EBDFBABDB.wmf"/>
  <manifest:file-entry manifest:media-type="" manifest:full-path="Pictures/20000008000046B200004B58E048A1A5.wmf"/>
  <manifest:file-entry manifest:media-type="" manifest:full-path="Pictures/20000008000046B200003417C2F9AB99.wmf"/>
  <manifest:file-entry manifest:media-type="" manifest:full-path="Pictures/200000080000467D0000343116FB2079.wmf"/>
  <manifest:file-entry manifest:media-type="" manifest:full-path="Pictures/20000008000050ED00003A4B0B075F0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/>
      <style:text-properties fo:font-size="22pt" fo:language="en" fo:country="none" style:font-size-asian="22pt" style:font-size-complex="22pt"/>
    </style:style>
    <style:style style:name="P2" style:family="paragraph" style:parent-style-name="Standard">
      <style:paragraph-properties fo:margin-top="0in" fo:margin-bottom="0.139in" fo:line-height="115%"/>
      <style:text-properties fo:font-size="22pt" fo:language="en" fo:country="none" style:font-size-asian="22pt" style:font-size-complex="22pt"/>
    </style:style>
    <style:style style:name="P3" style:family="paragraph" style:parent-style-name="Standard">
      <style:paragraph-properties fo:margin-top="0in" fo:margin-bottom="0.139in" fo:line-height="115%"/>
    </style:style>
    <style:style style:name="P4" style:family="paragraph" style:parent-style-name="Standard">
      <style:paragraph-properties fo:margin-top="0in" fo:margin-bottom="0.139in" fo:line-height="115%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39in" fo:line-height="100%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.139in" fo:line-height="115%"/>
      <style:text-properties fo:color="#ff0000" fo:font-size="14pt" fo:language="en" fo:country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.139in" fo:line-height="100%"/>
    </style:style>
    <style:style style:name="P8" style:family="paragraph" style:parent-style-name="Standard" style:master-page-name="Standard">
      <style:paragraph-properties fo:margin-top="0in" fo:margin-bottom="0.139in" fo:line-height="115%" style:page-number="auto"/>
      <style:text-properties fo:font-size="22pt" fo:language="en" fo:country="none" style:font-size-asian="22pt" style:font-size-complex="22pt"/>
    </style:style>
    <style:style style:name="P9" style:family="paragraph" style:parent-style-name="Standard">
      <style:paragraph-properties fo:margin-top="0in" fo:margin-bottom="0.139in" fo:line-height="100%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rst Page</text:p>
      <text:p text:style-name="P2">(Welcome Page)</text:p>
      <text:p text:style-name="P1"><draw:frame draw:style-name="fr1" draw:name="graphics1" text:anchor-type="as-char" svg:width="6in" svg:height="4.3228in" draw:z-index="0"><draw:image xlink:href="Pictures/20000008000050ED00003A4B0B075F0A.wmf" xlink:type="simple" xlink:show="embed" xlink:actuate="onLoad"/></draw:frame></text:p>
      <text:p text:style-name="P4">After 3 seconds page 2 will op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Page 2 (Main Page)</text:p>
      <text:p text:style-name="P4">From the options on this page you can select different operations on records</text:p>
      <text:p text:style-name="P6">Buttons</text:p>
      <text:p text:style-name="P4">get info =&gt; button for getting all the details of employees</text:p>
      <text:p text:style-name="P4">create =&gt; 1st create button is for creating the project</text:p>
      <text:p text:style-name="P4">create =&gt; 2nd create button is for creating <text:s/>employee account</text:p>
      <text:p text:style-name="P5"><draw:frame draw:style-name="fr1" draw:name="1" text:anchor-type="as-char" svg:width="6in" svg:height="4.448in" draw:z-index="1"><draw:image xlink:href="Pictures/200000080000467D0000343116FB2079.wmf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5">page 3 </text:p>
      <text:p text:style-name="P5">this page is for creating employee account</text:p>
      <text:p text:style-name="P5"><draw:frame draw:style-name="fr1" draw:name="2" text:anchor-type="as-char" svg:width="6in" svg:height="4.4165in" draw:z-index="2"><draw:image xlink:href="Pictures/20000008000046B200003417C2F9AB99.wmf" xlink:type="simple" xlink:show="embed" xlink:actuate="onLoad"/></draw:frame>After filling the entries click <text:span text:style-name="T1">button</text:span>(insert) to save employee details into databas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age 4</text:p>
      <text:p text:style-name="P5">this page is for creating new project</text:p>
      <text:p text:style-name="P5"><draw:frame draw:style-name="fr1" draw:name="3" text:anchor-type="as-char" svg:width="6in" svg:height="4.448in" draw:z-index="3"><draw:image xlink:href="Pictures/200000080000467D00003431AB05B9E3.wmf" xlink:type="simple" xlink:show="embed" xlink:actuate="onLoad"/></draw:frame></text:p>
      <text:p text:style-name="P5">After filling the entries click <text:s/><text:span text:style-name="T1">button</text:span>(select employees) <text:s/>to select the employees for this project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><text:soft-page-break/></text:p>
      <text:p text:style-name="P5"/>
      <text:p text:style-name="P5">page 4(a)</text:p>
      <text:p text:style-name="P5"><draw:frame draw:style-name="fr1" draw:name="4" text:anchor-type="as-char" svg:width="6in" svg:height="3.4583in" draw:z-index="4"><draw:image xlink:href="Pictures/20000008000059170000335EBDFBABDB.wmf" xlink:type="simple" xlink:show="embed" xlink:actuate="onLoad"/></draw:frame></text:p>
      <text:p text:style-name="P7"/>
      <text:p text:style-name="P5">from page 4(a) you can select the employees <text:s/>whome you want to work in this project then click <text:span text:style-name="T1">button</text:span>(done)</text:p>
      <text:p text:style-name="P5">then click <text:span text:style-name="T1">button</text:span> (create project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5"/>
      <text:p text:style-name="P5"/>
      <text:p text:style-name="P5">page 5</text:p>
      <text:p text:style-name="P5">This page shows all the details of employee and the current project he is working in.</text:p>
      <text:p text:style-name="P5"><draw:frame draw:style-name="fr1" draw:name="5" text:anchor-type="as-char" svg:width="6in" svg:height="6.3957in" draw:z-index="5"><draw:image xlink:href="Pictures/20000008000046B200004B58E048A1A5.wmf" xlink:type="simple" xlink:show="embed" xlink:actuate="onLoad"/></draw:frame></text:p>
      <text:p text:style-name="P5"><text:soft-page-break/><text:span text:style-name="T1">button</text:span>(see details) <text:s/>=&gt; shows all the details of employee whose employee ID is given</text:p>
      <text:p text:style-name="P5"><text:span text:style-name="T1">button</text:span>(see all employee details) =&gt; opens this page</text:p>
      <text:p text:style-name="P7"/>
      <text:p text:style-name="P5"/>
      <text:p text:style-name="P5"/>
      <text:p text:style-name="P5">page 5(a)</text:p>
      <text:p text:style-name="P5"><draw:frame draw:style-name="fr1" draw:name="6" text:anchor-type="as-char" svg:width="5.0626in" svg:height="5.2811in" draw:z-index="6"><draw:image xlink:href="Pictures/200000080000323B00003466E53A10C5.wmf" xlink:type="simple" xlink:show="embed" xlink:actuate="onLoad"/></draw:frame></text:p>
      <text:p text:style-name="P5">This is the end of projec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en" style:country-asian="US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2:49:23.79</dc:date>
    <dc:creator>dehy rtyyt</dc:creator>
    <meta:generator>OpenOffice/4.0.1$Win32 OpenOffice.org_project/401m5$Build-9714</meta:generator>
    <meta:document-statistic meta:table-count="0" meta:image-count="7" meta:object-count="0" meta:page-count="7" meta:paragraph-count="30" meta:word-count="178" meta:character-count="1028"/>
    <meta:editing-duration>PT28S</meta:editing-duration>
    <meta:editing-cycles>1</meta:editing-cycles>
  </office:meta>
</office:document-meta>
</file>